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lder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lderTransformer.endTransformingElement( String uri , String name , String ra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lderTransformer.startTransformingElement( String uri , String name , String raw , Attributes att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